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2" style:family="table">
      <style:table-properties style:width="17.595cm" fo:margin-left="0cm" table:align="left"/>
    </style:style>
    <style:style style:name="Tabela2.A" style:family="table-column">
      <style:table-column-properties style:column-width="4.397cm"/>
    </style:style>
    <style:style style:name="Tabela2.D" style:family="table-column">
      <style:table-column-properties style:column-width="4.40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4.397cm"/>
    </style:style>
    <style:style style:name="Tabela1.D" style:family="table-column">
      <style:table-column-properties style:column-width="4.40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5cm" fo:margin-left="0cm" table:align="left"/>
    </style:style>
    <style:style style:name="Tabela5.A" style:family="table-column">
      <style:table-column-properties style:column-width="4.397cm"/>
    </style:style>
    <style:style style:name="Tabela5.D" style:family="table-column">
      <style:table-column-properties style:column-width="4.403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95cm" fo:margin-left="0cm" table:align="left"/>
    </style:style>
    <style:style style:name="Tabela6.A" style:family="table-column">
      <style:table-column-properties style:column-width="4.397cm"/>
    </style:style>
    <style:style style:name="Tabela6.D" style:family="table-column">
      <style:table-column-properties style:column-width="4.403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5cm" fo:margin-left="0cm" table:align="left"/>
    </style:style>
    <style:style style:name="Tabela4.A" style:family="table-column">
      <style:table-column-properties style:column-width="4.397cm"/>
    </style:style>
    <style:style style:name="Tabela4.D" style:family="table-column">
      <style:table-column-properties style:column-width="4.403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5cm" fo:margin-left="0cm" table:align="left"/>
    </style:style>
    <style:style style:name="Tabela3.A" style:family="table-column">
      <style:table-column-properties style:column-width="4.397cm"/>
    </style:style>
    <style:style style:name="Tabela3.D" style:family="table-column">
      <style:table-column-properties style:column-width="4.40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595cm" fo:margin-left="0cm" table:align="left"/>
    </style:style>
    <style:style style:name="Tabela7.A" style:family="table-column">
      <style:table-column-properties style:column-width="4.397cm"/>
    </style:style>
    <style:style style:name="Tabela7.D" style:family="table-column">
      <style:table-column-properties style:column-width="4.403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D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595cm" fo:margin-left="0cm" table:align="left"/>
    </style:style>
    <style:style style:name="Tabela8.A" style:family="table-column">
      <style:table-column-properties style:column-width="4.397cm"/>
    </style:style>
    <style:style style:name="Tabela8.D" style:family="table-column">
      <style:table-column-properties style:column-width="4.403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595cm" fo:margin-left="0cm" table:align="left"/>
    </style:style>
    <style:style style:name="Tabela9.A" style:family="table-column">
      <style:table-column-properties style:column-width="4.397cm"/>
    </style:style>
    <style:style style:name="Tabela9.D" style:family="table-column">
      <style:table-column-properties style:column-width="4.40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595cm" fo:margin-left="0cm" table:align="left"/>
    </style:style>
    <style:style style:name="Tabela10.A" style:family="table-column">
      <style:table-column-properties style:column-width="4.397cm"/>
    </style:style>
    <style:style style:name="Tabela10.D" style:family="table-column">
      <style:table-column-properties style:column-width="4.403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D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59cm" table:align="margins"/>
    </style:style>
    <style:style style:name="Tabela11.A" style:family="table-column">
      <style:table-column-properties style:column-width="2.932cm" style:rel-column-width="10922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F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9abf4" officeooo:paragraph-rsid="0009abf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0b7bc3" officeooo:paragraph-rsid="000b7bc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abf4" officeooo:paragraph-rsid="000b7bc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fo:font-weight="normal" officeooo:rsid="0009abf4" officeooo:paragraph-rsid="0009abf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0e52e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f5439" officeooo:paragraph-rsid="000f543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e3d0" officeooo:paragraph-rsid="0009be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bold" officeooo:rsid="001c48d4" officeooo:paragraph-rsid="001c48d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3pt" fo:font-weight="bold" officeooo:rsid="0009be23" officeooo:paragraph-rsid="00213c98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3pt" fo:font-weight="bold" officeooo:rsid="00223d22" officeooo:paragraph-rsid="00223d22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213c98"/>
    </style:style>
    <style:style style:name="P12" style:family="paragraph" style:parent-style-name="Standard">
      <style:paragraph-properties fo:text-align="start" style:justify-single-word="false"/>
      <style:text-properties officeooo:paragraph-rsid="00230f7e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paragraph-rsid="001eb7cd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paragraph-rsid="00213c98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paragraph-rsid="00230f7e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paragraph-rsid="00237679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1c48d4" officeooo:paragraph-rsid="001eb7cd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1c48d4" officeooo:paragraph-rsid="00213c98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1c48d4" officeooo:paragraph-rsid="00230f7e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1c48d4" officeooo:paragraph-rsid="00237679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1eb7cd" officeooo:paragraph-rsid="001eb7cd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1eb7cd" officeooo:paragraph-rsid="00213c98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1eb7cd" officeooo:paragraph-rsid="00230f7e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1eb7cd" officeooo:paragraph-rsid="00237679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213c98" officeooo:paragraph-rsid="00213c98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223d22" officeooo:paragraph-rsid="00223d22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230f7e" officeooo:paragraph-rsid="00230f7e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237679" officeooo:paragraph-rsid="00237679" style:font-size-asian="10.5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09abf4" officeooo:paragraph-rsid="0009abf4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c48d4" officeooo:paragraph-rsid="001c48d4" style:font-size-asian="14pt" style:font-weight-asian="bold" style:font-size-complex="14pt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09be23" officeooo:paragraph-rsid="0009be23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2c5ecb" officeooo:paragraph-rsid="002c5ecb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9be23" officeooo:paragraph-rsid="0009e3d0" style:font-size-asian="13pt" style:font-weight-asian="bold" style:font-size-complex="13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9be23" officeooo:paragraph-rsid="00230f7e" style:font-size-asian="13pt" style:font-weight-asian="bold" style:font-size-complex="13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1cf81d" officeooo:paragraph-rsid="001cf81d" style:font-size-asian="13pt" style:font-weight-asian="bold" style:font-size-complex="13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1cf81d" officeooo:paragraph-rsid="00230f7e" style:font-size-asian="13pt" style:font-weight-asian="bold" style:font-size-complex="13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1cf81d" officeooo:paragraph-rsid="00213c98" style:font-size-asian="13pt" style:font-weight-asian="bold" style:font-size-complex="13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1cf81d" officeooo:paragraph-rsid="00237679" style:font-size-asian="13pt" style:font-weight-asian="bold" style:font-size-complex="13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1eb7cd" officeooo:paragraph-rsid="001eb7cd" style:font-size-asian="13pt" style:font-weight-asian="bold" style:font-size-complex="13pt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dc637" officeooo:paragraph-rsid="000dc637" style:font-size-asian="13pt" style:font-weight-asian="bold" style:font-size-complex="13pt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29509f" officeooo:paragraph-rsid="0029509f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3pt" fo:font-weight="bold" officeooo:rsid="0029509f" officeooo:paragraph-rsid="0029509f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/>
      <style:text-properties officeooo:paragraph-rsid="0029509f"/>
    </style:style>
    <style:style style:name="P45" style:family="paragraph" style:parent-style-name="Standard" style:list-style-name="L1">
      <style:paragraph-properties fo:text-align="start" style:justify-single-word="false" fo:break-before="page"/>
      <style:text-properties style:font-name="Times New Roman" fo:font-size="13pt" fo:font-weight="bold" officeooo:rsid="00223d22" officeooo:paragraph-rsid="00230f7e" style:font-size-asian="13pt" style:font-weight-asian="bold" style:font-size-complex="13pt" style:font-weight-complex="bold"/>
    </style:style>
    <style:style style:name="P46" style:family="paragraph" style:parent-style-name="Standard" style:list-style-name="L1">
      <style:paragraph-properties fo:text-align="start" style:justify-single-word="false" fo:break-before="page"/>
      <style:text-properties style:font-name="Times New Roman" fo:font-size="13pt" fo:font-weight="bold" officeooo:rsid="000dc637" officeooo:paragraph-rsid="00230f7e" style:font-size-asian="13pt" style:font-weight-asian="bold" style:font-size-complex="13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3pt" officeooo:rsid="0029509f" officeooo:paragraph-rsid="0029509f" style:font-size-asian="13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237679" officeooo:paragraph-rsid="0029509f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230f7e" officeooo:paragraph-rsid="0029509f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230f7e" officeooo:paragraph-rsid="002b1145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213c98" officeooo:paragraph-rsid="0029509f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1eb7cd" officeooo:paragraph-rsid="002b1145" style:font-size-asian="10.5pt" style:font-size-complex="12pt"/>
    </style:style>
    <style:style style:name="T1" style:family="text">
      <style:text-properties officeooo:rsid="000b7bc3"/>
    </style:style>
    <style:style style:name="T2" style:family="text">
      <style:text-properties officeooo:rsid="000bdabe"/>
    </style:style>
    <style:style style:name="T3" style:family="text">
      <style:text-properties officeooo:rsid="0011b246"/>
    </style:style>
    <style:style style:name="T4" style:family="text">
      <style:text-properties officeooo:rsid="001b69ea"/>
    </style:style>
    <style:style style:name="T5" style:family="text">
      <style:text-properties officeooo:rsid="0009be23"/>
    </style:style>
    <style:style style:name="T6" style:family="text">
      <style:text-properties officeooo:rsid="00230f7e"/>
    </style:style>
    <style:style style:name="T7" style:family="text">
      <style:text-properties officeooo:rsid="002d9d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amil Walkowiak</text:p>
      <text:p text:style-name="P4">Bartosz Skotarek</text:p>
      <text:p text:style-name="P1"/>
      <text:p text:style-name="P6">Zajęcia: <text:span text:style-name="T4">11</text:span>.10.2016</text:p>
      <text:p text:style-name="P1">Sprawozdanie</text:p>
      <text:p text:style-name="P1"/>
      <text:list xml:id="list1348329866960195644" text:style-name="L1">
        <text:list-item>
          <text:p text:style-name="P30">Opis zadania</text:p>
        </text:list-item>
      </text:list>
      <text:p text:style-name="P3">Znaleźć rozwiązanie (minimum <text:span text:style-name="T2">i listę wierzchołków</text:span>, maksimum <text:span text:style-name="T1">oraz</text:span> średnią) problemu zbliżonego do problemu komiwojażera dla grafu zbudowanego ze 100 wierzchołków. Powstała ścieżka może zawierać tylko połowę wierzchołków grafu (50). Do rozwiązania problemu należy użyć <text:span text:style-name="T7">algorytm przeszukiwania lokalnego na bazie wynikowej listy wierzchołków z</text:span> następujących algorytmów:</text:p>
      <text:list xml:id="list3829118635601643033" text:style-name="L2">
        <text:list-item>
          <text:p text:style-name="P32"><text:bookmark-start text:name="__DdeLink__3_841181294"/>Nearest Neighbor<text:bookmark-end text:name="__DdeLink__3_841181294"/></text:p>
        </text:list-item>
        <text:list-item>
          <text:p text:style-name="P32">Greedy cycle</text:p>
        </text:list-item>
        <text:list-item>
          <text:p text:style-name="P32"><text:bookmark-start text:name="__DdeLink__10_841181294"/>GRASP <text:span text:style-name="T3">na bazie</text:span> Nearest Neighbor<text:bookmark-end text:name="__DdeLink__10_841181294"/></text:p>
        </text:list-item>
        <text:list-item>
          <text:p text:style-name="P32">GRASP <text:span text:style-name="T3">na bazie</text:span> Greedy cycle</text:p>
        </text:list-item>
        <text:list-item>
          <text:p text:style-name="P33">Losowy</text:p>
        </text:list-item>
      </text:list>
      <text:p text:style-name="P7"/>
      <text:list xml:id="list82735881095061" text:continue-list="list1348329866960195644" text:style-name="L1">
        <text:list-item>
          <text:p text:style-name="P31">Pseudokod algorytmu lokalnego przeszukiwania (Local Search)</text:p>
        </text:list-item>
      </text:list>
      <text:p text:style-name="P8">---</text:p>
      <text:p text:style-name="P8"/>
      <text:list xml:id="list82735066492521" text:continue-numbering="true" text:style-name="L1">
        <text:list-item>
          <text:p text:style-name="P31">Wyniki</text:p>
          <text:list>
            <text:list-item>
              <text:p text:style-name="P34"><text:bookmark-start text:name="__DdeLink__456_797803598"/>Nearest Neighbor<text:bookmark-end text:name="__DdeLink__456_797803598"/></text:p>
              <text:list>
                <text:list-item>
                  <text:p text:style-name="P36">Bez lokalnego przeszukwania</text:p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8">Minimum</text:p>
          </table:table-cell>
          <table:table-cell table:style-name="Tabela2.A1" office:value-type="string">
            <text:p text:style-name="P18">Średnia</text:p>
          </table:table-cell>
          <table:table-cell table:style-name="Tabela2.D1" office:value-type="string">
            <text:p text:style-name="P18">Maksimum</text:p>
          </table:table-cell>
        </table:table-row>
        <table:table-row>
          <table:table-cell table:style-name="Tabela2.A2" office:value-type="string">
            <text:p text:style-name="P22">Koszt</text:p>
          </table:table-cell>
          <table:table-cell table:style-name="Tabela2.A2" office:value-type="string">
            <text:p text:style-name="P18">10298</text:p>
          </table:table-cell>
          <table:table-cell table:style-name="Tabela2.A2" office:value-type="string">
            <text:p text:style-name="P18">12792</text:p>
          </table:table-cell>
          <table:table-cell table:style-name="Tabela2.D2" office:value-type="string">
            <text:p text:style-name="P18">14877</text:p>
          </table:table-cell>
        </table:table-row>
        <table:table-row>
          <table:table-cell table:style-name="Tabela2.A2" office:value-type="string">
            <text:p text:style-name="P22">Wierzchołki</text:p>
          </table:table-cell>
          <table:table-cell table:style-name="Tabela2.D2" table:number-columns-spanned="3" office:value-type="string">
            <text:p text:style-name="P22">80, 24, 60, 50, 86, 8, 6, 56, 19, 11, 26, 85, 34, 61, 59, 76, 22, 97, 90, 44, 31, 10, 14, 16, 73, 20, 58, 71, 9, 83, 35, 37, 23, 17, 78, 52, 87, 15, 21, 93, 69, 65, 64, 3, 96, 55, 79, 30, 88, 41, 80</text:p>
          </table:table-cell>
          <table:covered-table-cell/>
          <table:covered-table-cell/>
        </table:table-row>
      </table:table>
      <text:list xml:id="list82735453765464" text:continue-numbering="true" text:style-name="L1">
        <text:list-item>
          <text:list>
            <text:list-item>
              <text:list>
                <text:list-header>
                  <text:p text:style-name="P40"/>
                </text:list-header>
                <text:list-item>
                  <text:p text:style-name="P40">Z lokalnym przeszukiwaniem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8">Minimum</text:p>
          </table:table-cell>
          <table:table-cell table:style-name="Tabela1.A1" office:value-type="string">
            <text:p text:style-name="P18">Średnia</text:p>
          </table:table-cell>
          <table:table-cell table:style-name="Tabela1.D1" office:value-type="string">
            <text:p text:style-name="P18">Maksimum</text:p>
          </table:table-cell>
        </table:table-row>
        <table:table-row>
          <table:table-cell table:style-name="Tabela1.A2" office:value-type="string">
            <text:p text:style-name="P22">Koszt</text:p>
          </table:table-cell>
          <table:table-cell table:style-name="Tabela1.A2" office:value-type="string">
            <text:p text:style-name="P22">9870</text:p>
          </table:table-cell>
          <table:table-cell table:style-name="Tabela1.A2" office:value-type="string">
            <text:p text:style-name="P22">10982</text:p>
          </table:table-cell>
          <table:table-cell table:style-name="Tabela1.D2" office:value-type="string">
            <text:p text:style-name="P22">12693</text:p>
          </table:table-cell>
        </table:table-row>
        <table:table-row>
          <table:table-cell table:style-name="Tabela1.A2" office:value-type="string">
            <text:p text:style-name="P22">Czas [ms]</text:p>
          </table:table-cell>
          <table:table-cell table:style-name="Tabela1.A2" office:value-type="string">
            <text:p text:style-name="P22">1.728868</text:p>
          </table:table-cell>
          <table:table-cell table:style-name="Tabela1.A2" office:value-type="string">
            <text:p text:style-name="P22">6.03567868</text:p>
          </table:table-cell>
          <table:table-cell table:style-name="Tabela1.D2" office:value-type="string">
            <text:p text:style-name="P22">18.649718</text:p>
          </table:table-cell>
        </table:table-row>
        <table:table-row>
          <table:table-cell table:style-name="Tabela1.A2" office:value-type="string">
            <text:p text:style-name="P22"><text:bookmark-start text:name="__DdeLink__446_797803598"/>Wierzchołki<text:bookmark-end text:name="__DdeLink__446_797803598"/></text:p>
          </table:table-cell>
          <table:table-cell table:style-name="Tabela1.D2" table:number-columns-spanned="3" office:value-type="string">
            <text:p text:style-name="P22">50, 86, 8, 6, 56, 19, 11, 26, 85, 34, 61, 59, 76, 22, 97, 90, 44, 31, 10, 14, 16, 58, 73, 20, 71, 9, 83, 35, 37, 23, 17, 78, 52, 87, 15, 93, 21, 69, 65, 64, 3, 96, 55, 79, 30, 88, 41, 27, 92, 57, 50</text:p>
          </table:table-cell>
          <table:covered-table-cell/>
          <table:covered-table-cell/>
        </table:table-row>
      </table:table>
      <text:p text:style-name="P5"/>
      <text:p text:style-name="P2"/>
      <text:list xml:id="list82736437429666" text:continue-numbering="true" text:style-name="L1">
        <text:list-item>
          <text:list>
            <text:list-item>
              <text:p text:style-name="P45">GRASP <text:s/><text:span text:style-name="T5">Nearest Neighbor</text:span></text:p>
              <text:list>
                <text:list-item>
                  <text:p text:style-name="P37">Bez lokalnego przeszukwania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 table:number-columns-repeated="3"/>
        <table:table-column table:style-name="Tabela5.D"/>
        <table:table-row>
          <table:table-cell table:style-name="Tabela5.A1" office:value-type="string">
            <text:p text:style-name="P16"/>
          </table:table-cell>
          <table:table-cell table:style-name="Tabela5.A1" office:value-type="string">
            <text:p text:style-name="P20">Minimum</text:p>
          </table:table-cell>
          <table:table-cell table:style-name="Tabela5.A1" office:value-type="string">
            <text:p text:style-name="P20">Średnia</text:p>
          </table:table-cell>
          <table:table-cell table:style-name="Tabela5.D1" office:value-type="string">
            <text:p text:style-name="P20">Maksimum</text:p>
          </table:table-cell>
        </table:table-row>
        <table:table-row>
          <table:table-cell table:style-name="Tabela5.A2" office:value-type="string">
            <text:p text:style-name="P24">Koszt</text:p>
          </table:table-cell>
          <table:table-cell table:style-name="Tabela5.A2" office:value-type="string">
            <text:p text:style-name="P28">12689</text:p>
          </table:table-cell>
          <table:table-cell table:style-name="Tabela5.A2" office:value-type="string">
            <text:p text:style-name="P28">16579</text:p>
          </table:table-cell>
          <table:table-cell table:style-name="Tabela5.D2" office:value-type="string">
            <text:p text:style-name="P28">19739</text:p>
          </table:table-cell>
        </table:table-row>
        <table:table-row>
          <table:table-cell table:style-name="Tabela5.A2" office:value-type="string">
            <text:p text:style-name="P24">Wierzchołki</text:p>
          </table:table-cell>
          <table:table-cell table:style-name="Tabela5.D2" table:number-columns-spanned="3" office:value-type="string">
            <text:p text:style-name="P28">8, 6, 11, 85, 34, 26, 54, 56, 19, 82, 33, 2, 28, 45, 42, 40, 99, 13, 47, 51, 77, 95, 4, 36, 38, 84, 67, 80, 24, 86, 50, 76, 59, 22, 97, 44, 90, 31, 14, 16, 58, 71, 20, 73, 10, 46, 92, 27, 57, 60, 8</text:p>
          </table:table-cell>
          <table:covered-table-cell/>
          <table:covered-table-cell/>
        </table:table-row>
      </table:table>
      <text:list xml:id="list82737018265782" text:continue-numbering="true" text:style-name="L1">
        <text:list-item>
          <text:list>
            <text:list-item>
              <text:list>
                <text:list-header>
                  <text:p text:style-name="P37"/>
                </text:list-header>
                <text:list-item>
                  <text:p text:style-name="P37">Z lokalnym przeszukiwaniem</text:p>
                </text:list-item>
              </text:list>
            </text:list-item>
          </text:list>
        </text:list-item>
      </text:list>
      <table:table table:name="Tabela6" table:style-name="Tabela6">
        <table:table-column table:style-name="Tabela6.A" table:number-columns-repeated="3"/>
        <table:table-column table:style-name="Tabela6.D"/>
        <table:table-row>
          <table:table-cell table:style-name="Tabela6.A1" office:value-type="string">
            <text:p text:style-name="P16"/>
          </table:table-cell>
          <table:table-cell table:style-name="Tabela6.A1" office:value-type="string">
            <text:p text:style-name="P20">Minimum</text:p>
          </table:table-cell>
          <table:table-cell table:style-name="Tabela6.A1" office:value-type="string">
            <text:p text:style-name="P20">Średnia</text:p>
          </table:table-cell>
          <table:table-cell table:style-name="Tabela6.D1" office:value-type="string">
            <text:p text:style-name="P20">Maksimum</text:p>
          </table:table-cell>
        </table:table-row>
        <table:table-row>
          <table:table-cell table:style-name="Tabela6.A2" office:value-type="string">
            <text:p text:style-name="P24">Koszt</text:p>
          </table:table-cell>
          <table:table-cell table:style-name="Tabela6.A2" office:value-type="string">
            <text:p text:style-name="P28">9612</text:p>
          </table:table-cell>
          <table:table-cell table:style-name="Tabela6.A2" office:value-type="string">
            <text:p text:style-name="P28">11483</text:p>
          </table:table-cell>
          <table:table-cell table:style-name="Tabela6.D2" office:value-type="string">
            <text:p text:style-name="P28">13827</text:p>
          </table:table-cell>
        </table:table-row>
        <table:table-row>
          <table:table-cell table:style-name="Tabela6.A2" office:value-type="string">
            <text:p text:style-name="P24">Czas [ms]</text:p>
          </table:table-cell>
          <table:table-cell table:style-name="Tabela6.A2" office:value-type="string">
            <text:p text:style-name="P28">5.061349</text:p>
          </table:table-cell>
          <table:table-cell table:style-name="Tabela6.A2" office:value-type="string">
            <text:p text:style-name="P28">9.55597848</text:p>
          </table:table-cell>
          <table:table-cell table:style-name="Tabela6.D2" office:value-type="string">
            <text:p text:style-name="P28">19.570649</text:p>
          </table:table-cell>
        </table:table-row>
        <table:table-row>
          <table:table-cell table:style-name="Tabela6.A2" office:value-type="string">
            <text:p text:style-name="P24"><text:bookmark-start text:name="__DdeLink__446_79780359821"/>Wierzchołki<text:bookmark-end text:name="__DdeLink__446_79780359821"/></text:p>
          </table:table-cell>
          <table:table-cell table:style-name="Tabela6.D2" table:number-columns-spanned="3" office:value-type="string">
            <text:p text:style-name="P28">97, 22, 76, 59, 61, 34, 85, 26, 11, 54, 82, 6, 8, 56, 86, 50, 60, 24, 80, 68, 57, 66, 27, 92, 0, 62, 5, 48, 89, 78, 87, 15, 21, 93, 17, 23, 37, 35, 83, 9, 71, 20, 73, 58, 16, 14, 10, 31, 44, 90, 97</text:p>
          </table:table-cell>
          <table:covered-table-cell/>
          <table:covered-table-cell/>
        </table:table-row>
      </table:table>
      <text:list xml:id="list82736747520384" text:continue-numbering="true" text:style-name="L1">
        <text:list-item>
          <text:list>
            <text:list-header>
              <text:p text:style-name="P35"/>
            </text:list-header>
          </text:list>
        </text:list-item>
      </text:list>
      <text:p text:style-name="P10"/>
      <text:list xml:id="list82736650686720" text:continue-numbering="true" text:style-name="L1">
        <text:list-item>
          <text:list>
            <text:list-item>
              <text:p text:style-name="P41"><text:bookmark-start text:name="__DdeLink__481_797803598"/><text:bookmark-start text:name="__DdeLink__466_797803598"/>Greedy Cycle</text:p>
              <text:list>
                <text:list-item>
                  <text:p text:style-name="P38"><text:bookmark-start text:name="__DdeLink__461_797803598"/>Bez lokalnego przeszukwania</text:p>
                </text:list-item>
              </text:list>
            </text:list-item>
          </text:list>
        </text:list-item>
      </text:list>
      <text:p text:style-name="P11"/>
      <table:table table:name="Tabela4" table:style-name="Tabela4">
        <table:table-column table:style-name="Tabela4.A" table:number-columns-repeated="3"/>
        <table:table-column table:style-name="Tabela4.D"/>
        <table:table-row>
          <table:table-cell table:style-name="Tabela4.A1" office:value-type="string">
            <text:p text:style-name="P15"/>
          </table:table-cell>
          <table:table-cell table:style-name="Tabela4.A1" office:value-type="string">
            <text:p text:style-name="P19">Minimum</text:p>
          </table:table-cell>
          <table:table-cell table:style-name="Tabela4.A1" office:value-type="string">
            <text:p text:style-name="P19">Średnia</text:p>
          </table:table-cell>
          <table:table-cell table:style-name="Tabela4.D1" office:value-type="string">
            <text:p text:style-name="P19">Maksimum</text:p>
          </table:table-cell>
        </table:table-row>
        <table:table-row>
          <table:table-cell table:style-name="Tabela4.A2" office:value-type="string">
            <text:p text:style-name="P23">Koszt</text:p>
          </table:table-cell>
          <table:table-cell table:style-name="Tabela4.A2" office:value-type="string">
            <text:p text:style-name="P26">12916</text:p>
          </table:table-cell>
          <table:table-cell table:style-name="Tabela4.A2" office:value-type="string">
            <text:p text:style-name="P26">14223</text:p>
          </table:table-cell>
          <table:table-cell table:style-name="Tabela4.D2" office:value-type="string">
            <text:p text:style-name="P26">15802</text:p>
          </table:table-cell>
        </table:table-row>
        <table:table-row>
          <table:table-cell table:style-name="Tabela4.A2" office:value-type="string">
            <text:p text:style-name="P23">Wierzchołki</text:p>
          </table:table-cell>
          <table:table-cell table:style-name="Tabela4.D2" table:number-columns-spanned="3" office:value-type="string">
            <text:p text:style-name="P26">22, 59, 76, 61, 85, 26, 97, 90, 31, 10, 73, 58, 20, 71, 9, 89, 48, 5, 62, 0, 91, 7, 41, 88, 30, 79, 55, 96, 3, 64, 25, 65, 74, 18, 52, 87, 15, 21, 69, 93, 78, 17, 23, 37, 35, 98, 83, 14, 16, 44, 22</text:p>
          </table:table-cell>
          <table:covered-table-cell/>
          <table:covered-table-cell/>
        </table:table-row>
      </table:table>
      <text:list xml:id="list82736673086841" text:continue-numbering="true" text:style-name="L1">
        <text:list-item>
          <text:list>
            <text:list-item>
              <text:list>
                <text:list-header>
                  <text:p text:style-name="P38"/>
                </text:list-header>
                <text:list-item>
                  <text:p text:style-name="P38">Z lokalnym przeszukiwaniem</text:p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9">Minimum</text:p>
          </table:table-cell>
          <table:table-cell table:style-name="Tabela3.A1" office:value-type="string">
            <text:p text:style-name="P19">Średnia</text:p>
          </table:table-cell>
          <table:table-cell table:style-name="Tabela3.D1" office:value-type="string">
            <text:p text:style-name="P19">Maksimum</text:p>
          </table:table-cell>
        </table:table-row>
        <table:table-row>
          <table:table-cell table:style-name="Tabela3.A2" office:value-type="string">
            <text:p text:style-name="P23">Koszt</text:p>
          </table:table-cell>
          <table:table-cell table:style-name="Tabela3.A2" office:value-type="string">
            <text:p text:style-name="P26">10904</text:p>
          </table:table-cell>
          <table:table-cell table:style-name="Tabela3.A2" office:value-type="string">
            <text:p text:style-name="P26">11536</text:p>
          </table:table-cell>
          <table:table-cell table:style-name="Tabela3.D2" office:value-type="string">
            <text:p text:style-name="P26">12109</text:p>
          </table:table-cell>
        </table:table-row>
        <table:table-row>
          <table:table-cell table:style-name="Tabela3.A2" office:value-type="string">
            <text:p text:style-name="P23">Czas [ms]</text:p>
          </table:table-cell>
          <table:table-cell table:style-name="Tabela3.A2" office:value-type="string">
            <text:p text:style-name="P27">3.037942</text:p>
          </table:table-cell>
          <table:table-cell table:style-name="Tabela3.A2" office:value-type="string">
            <text:p text:style-name="P27">5.32198717</text:p>
          </table:table-cell>
          <table:table-cell table:style-name="Tabela3.D2" office:value-type="string">
            <text:p text:style-name="P27">10.977614</text:p>
          </table:table-cell>
        </table:table-row>
        <table:table-row>
          <table:table-cell table:style-name="Tabela3.A2" office:value-type="string">
            <text:p text:style-name="P23"><text:bookmark-start text:name="__DdeLink__446_7978035982"/>Wierzchołki<text:bookmark-end text:name="__DdeLink__446_7978035982"/></text:p>
          </table:table-cell>
          <table:table-cell table:style-name="Tabela3.D2" table:number-columns-spanned="3" office:value-type="string">
            <text:p text:style-name="P26">29, 47, 99, 40, 70, 13, 2, 45, 28, 33, 82, 54, 11, 26, 85, 34, 61, 59, 44, 14, 16, 10, 31, 90, 97, 22, 76, 19, 56, 6, 8, 86, 50, 60, 57, 92, 27, 66, 24, 80, 68, 63, 39, 53, 1, 43, 49, 72, 67, 84, 29</text:p>
          </table:table-cell>
          <table:covered-table-cell/>
          <table:covered-table-cell/>
        </table:table-row>
      </table:table>
      <text:p text:style-name="P9"><text:bookmark-end text:name="__DdeLink__461_797803598"/><text:bookmark-end text:name="__DdeLink__481_797803598"/><text:bookmark-end text:name="__DdeLink__466_797803598"/></text:p>
      <text:list xml:id="list82735116545919" text:continue-numbering="true" text:style-name="L1">
        <text:list-item>
          <text:list>
            <text:list-item>
              <text:p text:style-name="P46"><text:span text:style-name="T6">GRASP </text:span>Greedy Cycle</text:p>
              <text:list>
                <text:list-item>
                  <text:p text:style-name="P37"><text:bookmark-start text:name="__DdeLink__461_7978035981"/>Bez lokalnego przeszukwania</text:p>
                </text:list-item>
              </text:list>
            </text:list-item>
          </text:list>
        </text:list-item>
      </text:list>
      <text:p text:style-name="P12"/>
      <table:table table:name="Tabela7" table:style-name="Tabela7">
        <table:table-column table:style-name="Tabela7.A" table:number-columns-repeated="3"/>
        <table:table-column table:style-name="Tabela7.D"/>
        <table:table-row>
          <table:table-cell table:style-name="Tabela7.A1" office:value-type="string">
            <text:p text:style-name="P16"/>
          </table:table-cell>
          <table:table-cell table:style-name="Tabela7.A1" office:value-type="string">
            <text:p text:style-name="P20">Minimum</text:p>
          </table:table-cell>
          <table:table-cell table:style-name="Tabela7.A1" office:value-type="string">
            <text:p text:style-name="P20">Średnia</text:p>
          </table:table-cell>
          <table:table-cell table:style-name="Tabela7.D1" office:value-type="string">
            <text:p text:style-name="P20">Maksimum</text:p>
          </table:table-cell>
        </table:table-row>
        <table:table-row>
          <table:table-cell table:style-name="Tabela7.A2" office:value-type="string">
            <text:p text:style-name="P24">Koszt</text:p>
          </table:table-cell>
          <table:table-cell table:style-name="Tabela7.A2" office:value-type="string">
            <text:p text:style-name="P28">13788</text:p>
          </table:table-cell>
          <table:table-cell table:style-name="Tabela7.A2" office:value-type="string">
            <text:p text:style-name="P28">15490</text:p>
          </table:table-cell>
          <table:table-cell table:style-name="Tabela7.D2" office:value-type="string">
            <text:p text:style-name="P28">17630</text:p>
          </table:table-cell>
        </table:table-row>
        <table:table-row>
          <table:table-cell table:style-name="Tabela7.A2" office:value-type="string">
            <text:p text:style-name="P24">Wierzchołki</text:p>
          </table:table-cell>
          <table:table-cell table:style-name="Tabela7.D2" table:number-columns-spanned="3" office:value-type="string">
            <text:p text:style-name="P28">56, 19, 11, 54, 82, 33, 28, 13, 47, 99, 70, 40, 2, 42, 45, 26, 85, 61, 59, 22, 97, 90, 31, 14, 10, 73, 20, 71, 16, 44, 76, 34, 8, 86, 50, 24, 80, 68, 63, 53, 39, 72, 43, 1, 49, 67, 84, 60, 57, 6, 56</text:p>
          </table:table-cell>
          <table:covered-table-cell/>
          <table:covered-table-cell/>
        </table:table-row>
      </table:table>
      <text:list xml:id="list82735358404663" text:continue-numbering="true" text:style-name="L1">
        <text:list-item>
          <text:list>
            <text:list-item>
              <text:list>
                <text:list-header>
                  <text:p text:style-name="P37"/>
                </text:list-header>
                <text:list-item>
                  <text:p text:style-name="P37">Z lokalnym przeszukiwaniem</text:p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 table:number-columns-repeated="3"/>
        <table:table-column table:style-name="Tabela8.D"/>
        <table:table-row>
          <table:table-cell table:style-name="Tabela8.A1" office:value-type="string">
            <text:p text:style-name="P16"/>
          </table:table-cell>
          <table:table-cell table:style-name="Tabela8.A1" office:value-type="string">
            <text:p text:style-name="P20">Minimum</text:p>
          </table:table-cell>
          <table:table-cell table:style-name="Tabela8.A1" office:value-type="string">
            <text:p text:style-name="P20">Średnia</text:p>
          </table:table-cell>
          <table:table-cell table:style-name="Tabela8.D1" office:value-type="string">
            <text:p text:style-name="P20">Maksimum</text:p>
          </table:table-cell>
        </table:table-row>
        <table:table-row>
          <table:table-cell table:style-name="Tabela8.A2" office:value-type="string">
            <text:p text:style-name="P24">Koszt</text:p>
          </table:table-cell>
          <table:table-cell table:style-name="Tabela8.A2" office:value-type="string">
            <text:p text:style-name="P28">10372</text:p>
          </table:table-cell>
          <table:table-cell table:style-name="Tabela8.A2" office:value-type="string">
            <text:p text:style-name="P28">11602</text:p>
          </table:table-cell>
          <table:table-cell table:style-name="Tabela8.D2" office:value-type="string">
            <text:p text:style-name="P28">12751</text:p>
          </table:table-cell>
        </table:table-row>
        <table:table-row>
          <table:table-cell table:style-name="Tabela8.A2" office:value-type="string">
            <text:p text:style-name="P24">Czas [ms]</text:p>
          </table:table-cell>
          <table:table-cell table:style-name="Tabela8.A2" office:value-type="string">
            <text:p text:style-name="P28">3.958744</text:p>
          </table:table-cell>
          <table:table-cell table:style-name="Tabela8.A2" office:value-type="string">
            <text:p text:style-name="P28">7.22653789</text:p>
          </table:table-cell>
          <table:table-cell table:style-name="Tabela8.D2" office:value-type="string">
            <text:p text:style-name="P28">12.093102</text:p>
          </table:table-cell>
        </table:table-row>
        <table:table-row>
          <table:table-cell table:style-name="Tabela8.A2" office:value-type="string">
            <text:p text:style-name="P24"><text:bookmark-start text:name="__DdeLink__446_79780359822"/>Wierzchołki<text:bookmark-end text:name="__DdeLink__446_79780359822"/></text:p>
          </table:table-cell>
          <table:table-cell table:style-name="Tabela8.D2" table:number-columns-spanned="3" office:value-type="string">
            <text:p text:style-name="P28">67, 84, 38, 36, 4, 51, 77, 95, 29, 47, 99, 40, 70, 13, 2, 42, 45, 28, 33, 82, 54, 26, 85, 34, 61, 59, 44, 31, 90, 97, 22, 76, 19, 11, 6, 8, 56, 86, 50, 60, 24, 80, 68, 63, 39, 53, 1, 43, 49, 72, 67</text:p>
          </table:table-cell>
          <table:covered-table-cell/>
          <table:covered-table-cell/>
        </table:table-row>
      </table:table>
      <text:list xml:id="list82734963412429" text:continue-numbering="true" text:style-name="L1">
        <text:list-item>
          <text:list>
            <text:list-header>
              <text:p text:style-name="P35"><text:bookmark-end text:name="__DdeLink__461_7978035981"/></text:p>
            </text:list-header>
          </text:list>
        </text:list-item>
      </text:list>
      <text:p text:style-name="P9"/>
      <text:list xml:id="list82735700829635" text:continue-numbering="true" text:style-name="L1">
        <text:list-item>
          <text:list>
            <text:list-item>
              <text:p text:style-name="P42">Losowy</text:p>
              <text:list>
                <text:list-item>
                  <text:p text:style-name="P39"><text:bookmark-start text:name="__DdeLink__461_7978035983"/>Bez lokalnego przeszukwania</text:p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 table:number-columns-repeated="3"/>
        <table:table-column table:style-name="Tabela9.D"/>
        <table:table-row>
          <table:table-cell table:style-name="Tabela9.A1" office:value-type="string">
            <text:p text:style-name="P17"/>
          </table:table-cell>
          <table:table-cell table:style-name="Tabela9.A1" office:value-type="string">
            <text:p text:style-name="P21">Minimum</text:p>
          </table:table-cell>
          <table:table-cell table:style-name="Tabela9.A1" office:value-type="string">
            <text:p text:style-name="P21">Średnia</text:p>
          </table:table-cell>
          <table:table-cell table:style-name="Tabela9.D1" office:value-type="string">
            <text:p text:style-name="P21">Maksimum</text:p>
          </table:table-cell>
        </table:table-row>
        <table:table-row>
          <table:table-cell table:style-name="Tabela9.A2" office:value-type="string">
            <text:p text:style-name="P25">Koszt</text:p>
          </table:table-cell>
          <table:table-cell table:style-name="Tabela9.A2" office:value-type="string">
            <text:p text:style-name="P29">69038</text:p>
          </table:table-cell>
          <table:table-cell table:style-name="Tabela9.A2" office:value-type="string">
            <text:p text:style-name="P29">84681</text:p>
          </table:table-cell>
          <table:table-cell table:style-name="Tabela9.D2" office:value-type="string">
            <text:p text:style-name="P29">99331</text:p>
          </table:table-cell>
        </table:table-row>
        <table:table-row>
          <table:table-cell table:style-name="Tabela9.A2" office:value-type="string">
            <text:p text:style-name="P25">Wierzchołki</text:p>
          </table:table-cell>
          <table:table-cell table:style-name="Tabela9.D2" table:number-columns-spanned="3" office:value-type="string">
            <text:p text:style-name="P29">69, 23, 6, 71, 7, 88, 28, 40, 67, 47, 19, 8, 82, 62, 72, 0, 76, 90, 12, 31, 5, 24, 91, 89, 36, 25, 65, 68, 85, 70, 54, 64, 46, 50, 2, 4, 94, 38, 95, 9, 66, 93, 16, 92, 57, 56, 3, 17, 35, 48, 69</text:p>
          </table:table-cell>
          <table:covered-table-cell/>
          <table:covered-table-cell/>
        </table:table-row>
      </table:table>
      <text:list xml:id="list82735823040771" text:continue-numbering="true" text:style-name="L1">
        <text:list-item>
          <text:list>
            <text:list-item>
              <text:list>
                <text:list-header>
                  <text:p text:style-name="P39"/>
                </text:list-header>
                <text:list-item>
                  <text:p text:style-name="P39">Z lokalnym przeszukiwaniem</text:p>
                </text:list-item>
              </text:list>
            </text:list-item>
          </text:list>
        </text:list-item>
      </text:list>
      <table:table table:name="Tabela10" table:style-name="Tabela10">
        <table:table-column table:style-name="Tabela10.A" table:number-columns-repeated="3"/>
        <table:table-column table:style-name="Tabela10.D"/>
        <table:table-row>
          <table:table-cell table:style-name="Tabela10.A1" office:value-type="string">
            <text:p text:style-name="P17"/>
          </table:table-cell>
          <table:table-cell table:style-name="Tabela10.A1" office:value-type="string">
            <text:p text:style-name="P21">Minimum</text:p>
          </table:table-cell>
          <table:table-cell table:style-name="Tabela10.A1" office:value-type="string">
            <text:p text:style-name="P21">Średnia</text:p>
          </table:table-cell>
          <table:table-cell table:style-name="Tabela10.D1" office:value-type="string">
            <text:p text:style-name="P21">Maksimum</text:p>
          </table:table-cell>
        </table:table-row>
        <table:table-row>
          <table:table-cell table:style-name="Tabela10.A2" office:value-type="string">
            <text:p text:style-name="P25">Koszt</text:p>
          </table:table-cell>
          <table:table-cell table:style-name="Tabela10.A2" office:value-type="string">
            <text:p text:style-name="P29">11087</text:p>
          </table:table-cell>
          <table:table-cell table:style-name="Tabela10.A2" office:value-type="string">
            <text:p text:style-name="P29">12505</text:p>
          </table:table-cell>
          <table:table-cell table:style-name="Tabela10.D2" office:value-type="string">
            <text:p text:style-name="P29">14085</text:p>
          </table:table-cell>
        </table:table-row>
        <table:table-row>
          <table:table-cell table:style-name="Tabela10.A2" office:value-type="string">
            <text:p text:style-name="P25">Czas [ms]</text:p>
          </table:table-cell>
          <table:table-cell table:style-name="Tabela10.A2" office:value-type="string">
            <text:p text:style-name="P29">18.365369</text:p>
          </table:table-cell>
          <table:table-cell table:style-name="Tabela10.A2" office:value-type="string">
            <text:p text:style-name="P29">23.27452077</text:p>
          </table:table-cell>
          <table:table-cell table:style-name="Tabela10.D2" office:value-type="string">
            <text:p text:style-name="P29">34.909694</text:p>
          </table:table-cell>
        </table:table-row>
        <table:table-row>
          <table:table-cell table:style-name="Tabela10.A2" office:value-type="string">
            <text:p text:style-name="P25"><text:bookmark-start text:name="__DdeLink__446_79780359824"/>Wierzchołki<text:bookmark-end text:name="__DdeLink__446_79780359824"/></text:p>
          </table:table-cell>
          <table:table-cell table:style-name="Tabela10.D2" table:number-columns-spanned="3" office:value-type="string">
            <text:p text:style-name="P29">71, 83, 78, 52, 89, 48, 5, 0, 92, 27, 66, 57, 60, 24, 80, 68, 72, 49, 81, 94, 12, 75, 32, 36, 4, 95, 28, 45, 33, 82, 54, 6, 8, 56, 11, 26, 34, 85, 19, 61, 59, 22, 97, 90, 31, 10, 14, 16, 73, 20, 71</text:p>
          </table:table-cell>
          <table:covered-table-cell/>
          <table:covered-table-cell/>
        </table:table-row>
      </table:table>
      <text:p text:style-name="P44"/>
      <text:list xml:id="list82736737339449" text:continue-numbering="true" text:style-name="L1">
        <text:list-item>
          <text:list>
            <text:list-item>
              <text:p text:style-name="P42"><text:bookmark-end text:name="__DdeLink__461_7978035983"/>Podsumowanie</text:p>
            </text:list-item>
          </text:list>
        </text:list-item>
      </text:list>
      <table:table table:name="Tabela11" table:style-name="Tabela11">
        <table:table-column table:style-name="Tabela11.A" table:number-columns-repeated="6"/>
        <table:table-row>
          <table:table-cell table:style-name="Tabela11.A1" office:value-type="string">
            <text:p text:style-name="P47"/>
          </table:table-cell>
          <table:table-cell table:style-name="Tabela11.A1" office:value-type="string">
            <text:p text:style-name="P48">NN</text:p>
          </table:table-cell>
          <table:table-cell table:style-name="Tabela11.A1" office:value-type="string">
            <text:p text:style-name="P48">GRASP NN</text:p>
          </table:table-cell>
          <table:table-cell table:style-name="Tabela11.A1" office:value-type="string">
            <text:p text:style-name="P48">GC</text:p>
          </table:table-cell>
          <table:table-cell table:style-name="Tabela11.A1" office:value-type="string">
            <text:p text:style-name="P48">GRASP GC</text:p>
          </table:table-cell>
          <table:table-cell table:style-name="Tabela11.F1" office:value-type="string">
            <text:p text:style-name="P48">Losowy</text:p>
          </table:table-cell>
        </table:table-row>
        <table:table-row>
          <table:table-cell table:style-name="Tabela11.A2" office:value-type="string">
            <text:p text:style-name="P48">Minimum</text:p>
          </table:table-cell>
          <table:table-cell table:style-name="Tabela11.A2" office:value-type="string">
            <text:p text:style-name="P53">9870</text:p>
          </table:table-cell>
          <table:table-cell table:style-name="Tabela11.A2" office:value-type="string">
            <text:p text:style-name="P51">9612</text:p>
          </table:table-cell>
          <table:table-cell table:style-name="Tabela11.A2" office:value-type="string">
            <text:p text:style-name="P52">10904</text:p>
          </table:table-cell>
          <table:table-cell table:style-name="Tabela11.A2" office:value-type="string">
            <text:p text:style-name="P50">10372</text:p>
          </table:table-cell>
          <table:table-cell table:style-name="Tabela11.F2" office:value-type="string">
            <text:p text:style-name="P49">11087</text:p>
          </table:table-cell>
        </table:table-row>
        <table:table-row>
          <table:table-cell table:style-name="Tabela11.A2" office:value-type="string">
            <text:p text:style-name="P48">Średnia</text:p>
          </table:table-cell>
          <table:table-cell table:style-name="Tabela11.A2" office:value-type="string">
            <text:p text:style-name="P53">10982</text:p>
          </table:table-cell>
          <table:table-cell table:style-name="Tabela11.A2" office:value-type="string">
            <text:p text:style-name="P51">11483</text:p>
          </table:table-cell>
          <table:table-cell table:style-name="Tabela11.A2" office:value-type="string">
            <text:p text:style-name="P52">11536</text:p>
          </table:table-cell>
          <table:table-cell table:style-name="Tabela11.A2" office:value-type="string">
            <text:p text:style-name="P50">11602</text:p>
          </table:table-cell>
          <table:table-cell table:style-name="Tabela11.F2" office:value-type="string">
            <text:p text:style-name="P49">12505</text:p>
          </table:table-cell>
        </table:table-row>
        <table:table-row>
          <table:table-cell table:style-name="Tabela11.A2" office:value-type="string">
            <text:p text:style-name="P48">Maksimum</text:p>
          </table:table-cell>
          <table:table-cell table:style-name="Tabela11.A2" office:value-type="string">
            <text:p text:style-name="P53">12693</text:p>
          </table:table-cell>
          <table:table-cell table:style-name="Tabela11.A2" office:value-type="string">
            <text:p text:style-name="P51">13827</text:p>
          </table:table-cell>
          <table:table-cell table:style-name="Tabela11.A2" office:value-type="string">
            <text:p text:style-name="P52">12109</text:p>
          </table:table-cell>
          <table:table-cell table:style-name="Tabela11.A2" office:value-type="string">
            <text:p text:style-name="P50">12751</text:p>
          </table:table-cell>
          <table:table-cell table:style-name="Tabela11.F2" office:value-type="string">
            <text:p text:style-name="P49">14085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2:20:36.983181783</meta:creation-date>
    <dc:date>2016-10-17T08:27:34.727000000</dc:date>
    <meta:editing-duration>PT1H34M34S</meta:editing-duration>
    <meta:editing-cycles>24</meta:editing-cycles>
    <meta:generator>LibreOffice/4.4.3.2$Windows_x86 LibreOffice_project/88805f81e9fe61362df02b9941de8e38a9b5fd16</meta:generator>
    <meta:document-statistic meta:table-count="11" meta:image-count="0" meta:object-count="0" meta:page-count="3" meta:paragraph-count="163" meta:word-count="783" meta:character-count="3848" meta:non-whitespace-character-count="3251"/>
  </office:meta>
</office:document-meta>
</file>